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12-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15 de Abril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Contratación del servicio periódico y autolavado de los vehículos pertenecientes a la Contraloría del Estado Monagas correspondiente al año 2014, ,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AUTOSERVICIOS SACRO, C.A., RIF: J-31710851-5, por un monto de Bs. 4.009,60, ubicada en AVDA. ORINOCO CON CALLE ROJAS LOCAL 1 SECTOR CENTRO. MATURIN ESTADO MONAGAS, MATURIN ESTADO MONAGAS
<text:line-break/>
<text:line-break/></text:p>
      <text:p text:style-name="P11"/>
      <text:p text:style-name="P5"><text:span text:style-name="T21">En Maturín, a los </text:span><text:span text:style-name="Fuente_20_de_20_párrafo_20_predeter."><text:span text:style-name="T17"><text:s/>disciseis (16)</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Abril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